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5A5A5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40BF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DCF0E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CB44B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B5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center"/>
      <style:text-properties fo:color="#FFFFFF"/>
    </style:style>
    <style:style style:name="ce29" style:family="table-cell" style:parent-style-name="Default" style:data-style-name="N0">
      <style:table-cell-properties fo:border="thin solid #000000" style:vertical-align="automatic" fo:background-color="#BF40BF" style:repeat-content="false"/>
      <style:paragraph-properties fo:text-align="center"/>
      <style:text-properties fo:color="#FFFFFF"/>
    </style:style>
    <style:style style:name="ce30" style:family="table-cell" style:parent-style-name="Default" style:data-style-name="N0">
      <style:table-cell-properties fo:border="thin solid #000000" style:vertical-align="automatic" fo:background-color="#EDCF0E" style:repeat-content="false"/>
      <style:paragraph-properties fo:text-align="center"/>
      <style:text-properties fo:color="#FFFFFF"/>
    </style:style>
    <style:style style:name="ce31" style:family="table-cell" style:parent-style-name="Default" style:data-style-name="N0">
      <style:table-cell-properties fo:border="thin solid #000000" style:vertical-align="automatic" fo:background-color="#3CB44B" style:repeat-content="false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fo:border="thin solid #000000" style:vertical-align="automatic" fo:background-color="#0000B5" style:repeat-content="false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A5A5A5" style:repeat-content="false"/>
      <style:paragraph-properties fo:text-align="center"/>
      <style:text-properties fo:color="#FFFFFF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F40BF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DCF0E" style:repeat-content="false"/>
      <style:paragraph-properties fo:text-align="center"/>
      <style:text-properties fo:color="#FFFFFF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3CB44B" style:repeat-content="false"/>
      <style:paragraph-properties fo:text-align="center"/>
      <style:text-properties fo:color="#FFFFFF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B5" style:repeat-content="false"/>
      <style:paragraph-properties fo:text-align="center"/>
      <style:text-properties fo:color="#FFFFFF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0" style:family="table-cell" style:parent-style-name="Default" style:data-style-name="N0">
      <style:table-cell-properties fo:border="thin solid #000000" fo:background-color="transparent"/>
    </style:style>
    <style:style style:name="ce41" style:family="table-cell" style:parent-style-name="Default" style:data-style-name="N0">
      <style:table-cell-properties fo:border="thin solid #000000" fo:background-color="transparent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03729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62" table:default-cell-style-name="ce1"/>
        <table:table-row table:style-name="ro1">
          <table:table-cell table:number-columns-repeated="31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4">
            <text:p># number of picked particles</text:p>
          </table:table-cell>
          <table:table-cell table:number-columns-repeated="3" table:style-name="ce4"/>
          <table:table-cell table:number-columns-repeated="5" table:style-name="ce3"/>
          <table:table-cell office:value-type="string" table:style-name="ce4">
            <text:p># RELION 3D auto-refinement runtime (in hrs)</text:p>
          </table:table-cell>
          <table:table-cell table:number-columns-repeated="8" table:style-name="ce3"/>
          <table:table-cell office:value-type="string" table:style-name="ce4">
            <text:p># number of RELION 3D auto-refinement iterations</text:p>
          </table:table-cell>
          <table:table-cell table:number-columns-repeated="11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5">
            <text:p>Figure</text:p>
          </table:table-cell>
          <table:table-cell office:value-type="string" table:style-name="ce6">
            <text:p>Iteration</text:p>
          </table:table-cell>
          <table:table-cell office:value-type="string" table:style-name="ce7">
            <text:p>EMPIAR</text:p>
          </table:table-cell>
          <table:table-cell office:value-type="string" table:style-name="ce8">
            <text:p>normative</text:p>
          </table:table-cell>
          <table:table-cell office:value-type="string" table:style-name="ce9">
            <text:p>consensus</text:p>
          </table:table-cell>
          <table:table-cell office:value-type="string" table:style-name="ce10">
            <text:p>SPHIRE-crYOLO</text:p>
          </table:table-cell>
          <table:table-cell office:value-type="string" table:style-name="ce11">
            <text:p>DeepPicker</text:p>
          </table:table-cell>
          <table:table-cell office:value-type="string" table:style-name="ce12">
            <text:p>Topaz</text:p>
          </table:table-cell>
          <table:table-cell table:style-name="ce3"/>
          <table:table-cell office:value-type="string" table:style-name="ce5">
            <text:p>Figure</text:p>
          </table:table-cell>
          <table:table-cell office:value-type="string" table:style-name="ce5">
            <text:p>Iteration</text:p>
          </table:table-cell>
          <table:table-cell office:value-type="string" table:style-name="ce27">
            <text:p>EMPIAR</text:p>
          </table:table-cell>
          <table:table-cell office:value-type="string" table:style-name="ce28">
            <text:p>normative</text:p>
          </table:table-cell>
          <table:table-cell office:value-type="string" table:style-name="ce29">
            <text:p>consensus</text:p>
          </table:table-cell>
          <table:table-cell office:value-type="string" table:style-name="ce30">
            <text:p>SPHIRE-crYOLO</text:p>
          </table:table-cell>
          <table:table-cell office:value-type="string" table:style-name="ce31">
            <text:p>DeepPicker</text:p>
          </table:table-cell>
          <table:table-cell office:value-type="string" table:style-name="ce32">
            <text:p>Topaz</text:p>
          </table:table-cell>
          <table:table-cell table:style-name="ce3"/>
          <table:table-cell office:value-type="string" table:style-name="ce5">
            <text:p>Figure</text:p>
          </table:table-cell>
          <table:table-cell office:value-type="string" table:style-name="ce5">
            <text:p>Iteration</text:p>
          </table:table-cell>
          <table:table-cell office:value-type="string" table:style-name="ce27">
            <text:p>EMPIAR</text:p>
          </table:table-cell>
          <table:table-cell office:value-type="string" table:style-name="ce33">
            <text:p>normative</text:p>
          </table:table-cell>
          <table:table-cell office:value-type="string" table:style-name="ce34">
            <text:p>consensus</text:p>
          </table:table-cell>
          <table:table-cell office:value-type="string" table:style-name="ce35">
            <text:p>SPHIRE-crYOLO</text:p>
          </table:table-cell>
          <table:table-cell office:value-type="string" table:style-name="ce36">
            <text:p>DeepPicker</text:p>
          </table:table-cell>
          <table:table-cell office:value-type="string" table:style-name="ce37">
            <text:p>Topaz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05" table:style-name="ce15">
            <text:p>10005</text:p>
          </table:table-cell>
          <table:table-cell office:value-type="float" office:value="80443" table:style-name="ce16">
            <text:p>80443</text:p>
          </table:table-cell>
          <table:table-cell office:value-type="float" office:value="80655" table:style-name="ce16">
            <text:p>80655</text:p>
          </table:table-cell>
          <table:table-cell office:value-type="float" office:value="120888" table:style-name="ce15">
            <text:p>120888</text:p>
          </table:table-cell>
          <table:table-cell office:value-type="float" office:value="131402" table:style-name="ce15">
            <text:p>131402</text:p>
          </table:table-cell>
          <table:table-cell office:value-type="float" office:value="305425" table:style-name="ce15">
            <text:p>305425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05" table:style-name="ce15">
            <text:p>10005</text:p>
          </table:table-cell>
          <table:table-cell office:value-type="float" office:value="19.2232777777777" table:style-name="ce18">
            <text:p>19.22327778</text:p>
          </table:table-cell>
          <table:table-cell office:value-type="float" office:value="6.5402222222222202" table:style-name="ce18">
            <text:p>6.540222222</text:p>
          </table:table-cell>
          <table:table-cell office:value-type="float" office:value="19.9925" table:style-name="ce18">
            <text:p>19.9925</text:p>
          </table:table-cell>
          <table:table-cell office:value-type="float" office:value="54.428833333333301" table:style-name="ce18">
            <text:p>54.42883333</text:p>
          </table:table-cell>
          <table:table-cell office:value-type="float" office:value="29.159666666666599" table:style-name="ce18">
            <text:p>29.15966667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05" table:style-name="ce15">
            <text:p>10005</text:p>
          </table:table-cell>
          <table:table-cell office:value-type="float" office:value="22" table:style-name="ce18">
            <text:p>22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7" table:style-name="ce18">
            <text:p>7</text:p>
          </table:table-cell>
          <table:table-cell office:value-type="float" office:value="14" table:style-name="ce18">
            <text:p>14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17" table:style-name="ce17">
            <text:p>10017</text:p>
          </table:table-cell>
          <table:table-cell office:value-type="float" office:value="40863" table:style-name="ce18">
            <text:p>40863</text:p>
          </table:table-cell>
          <table:table-cell office:value-type="float" office:value="40824" table:style-name="ce18">
            <text:p>40824</text:p>
          </table:table-cell>
          <table:table-cell office:value-type="float" office:value="39838" table:style-name="ce15">
            <text:p>39838</text:p>
          </table:table-cell>
          <table:table-cell office:value-type="float" office:value="17741" table:style-name="ce15">
            <text:p>17741</text:p>
          </table:table-cell>
          <table:table-cell office:value-type="float" office:value="44680" table:style-name="ce15">
            <text:p>44680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17" table:style-name="ce17">
            <text:p>10017</text:p>
          </table:table-cell>
          <table:table-cell office:value-type="float" office:value="0.35611111111111099" table:style-name="ce18">
            <text:p>0.356111111</text:p>
          </table:table-cell>
          <table:table-cell office:value-type="float" office:value="0.41022222222222199" table:style-name="ce18">
            <text:p>0.410222222</text:p>
          </table:table-cell>
          <table:table-cell office:value-type="float" office:value="0.33738888888888802" table:style-name="ce18">
            <text:p>0.337388889</text:p>
          </table:table-cell>
          <table:table-cell office:value-type="float" office:value="0.13055555555555501" table:style-name="ce18">
            <text:p>0.130555556</text:p>
          </table:table-cell>
          <table:table-cell office:value-type="float" office:value="0.44805555555555499" table:style-name="ce18">
            <text:p>0.448055556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17" table:style-name="ce17">
            <text:p>10017</text:p>
          </table:table-cell>
          <table:table-cell office:value-type="float" office:value="17" table:style-name="ce38">
            <text:p>17</text:p>
          </table:table-cell>
          <table:table-cell office:value-type="float" office:value="21" table:style-name="ce38">
            <text:p>21</text:p>
          </table:table-cell>
          <table:table-cell office:value-type="float" office:value="18" table:style-name="ce38">
            <text:p>18</text:p>
          </table:table-cell>
          <table:table-cell office:value-type="float" office:value="17" table:style-name="ce38">
            <text:p>17</text:p>
          </table:table-cell>
          <table:table-cell office:value-type="float" office:value="19" table:style-name="ce38">
            <text:p>19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57" table:style-name="ce17">
            <text:p>10057</text:p>
          </table:table-cell>
          <table:table-cell office:value-type="float" office:value="35469" table:style-name="ce18">
            <text:p>35469</text:p>
          </table:table-cell>
          <table:table-cell office:value-type="float" office:value="35392" table:style-name="ce18">
            <text:p>35392</text:p>
          </table:table-cell>
          <table:table-cell office:value-type="float" office:value="23975" table:style-name="ce15">
            <text:p>23975</text:p>
          </table:table-cell>
          <table:table-cell office:value-type="float" office:value="30310" table:style-name="ce15">
            <text:p>30310</text:p>
          </table:table-cell>
          <table:table-cell office:value-type="float" office:value="27047" table:style-name="ce15">
            <text:p>27047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57" table:style-name="ce17">
            <text:p>10057</text:p>
          </table:table-cell>
          <table:table-cell office:value-type="float" office:value="0.45372222222222203" table:style-name="ce18">
            <text:p>0.453722222</text:p>
          </table:table-cell>
          <table:table-cell office:value-type="float" office:value="0.77866666666666595" table:style-name="ce18">
            <text:p>0.778666667</text:p>
          </table:table-cell>
          <table:table-cell office:value-type="float" office:value="0.19555555555555501" table:style-name="ce18">
            <text:p>0.195555556</text:p>
          </table:table-cell>
          <table:table-cell office:value-type="float" office:value="5.1572777777777699" table:style-name="ce18">
            <text:p>5.157277778</text:p>
          </table:table-cell>
          <table:table-cell office:value-type="float" office:value="0.88649999999999896" table:style-name="ce18">
            <text:p>0.8865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057" table:style-name="ce17">
            <text:p>10057</text:p>
          </table:table-cell>
          <table:table-cell office:value-type="float" office:value="18" table:style-name="ce18">
            <text:p>18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1" table:style-name="ce18">
            <text:p>11</text:p>
          </table:table-cell>
          <table:table-cell office:value-type="float" office:value="14" table:style-name="ce18">
            <text:p>14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454" table:style-name="ce17">
            <text:p>10454</text:p>
          </table:table-cell>
          <table:table-cell office:value-type="float" office:value="11390" table:style-name="ce19">
            <text:p>11390</text:p>
          </table:table-cell>
          <table:table-cell office:value-type="float" office:value="11040" table:style-name="ce19">
            <text:p>11040</text:p>
          </table:table-cell>
          <table:table-cell office:value-type="float" office:value="47824" table:style-name="ce16">
            <text:p>47824</text:p>
          </table:table-cell>
          <table:table-cell office:value-type="float" office:value="73167" table:style-name="ce16">
            <text:p>73167</text:p>
          </table:table-cell>
          <table:table-cell office:value-type="float" office:value="61877" table:style-name="ce16">
            <text:p>61877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454" table:style-name="ce17">
            <text:p>10454</text:p>
          </table:table-cell>
          <table:table-cell office:value-type="float" office:value="0.207722222222222" table:style-name="ce18">
            <text:p>0.207722222</text:p>
          </table:table-cell>
          <table:table-cell office:value-type="float" office:value="4.36238888888888" table:style-name="ce18">
            <text:p>4.362388889</text:p>
          </table:table-cell>
          <table:table-cell office:value-type="float" office:value="13.0450555555555" table:style-name="ce18">
            <text:p>13.04505556</text:p>
          </table:table-cell>
          <table:table-cell office:value-type="float" office:value="54.596499999999999" table:style-name="ce18">
            <text:p>54.5965</text:p>
          </table:table-cell>
          <table:table-cell office:value-type="float" office:value="71.593611111111102" table:style-name="ce18">
            <text:p>71.59361111</text:p>
          </table:table-cell>
          <table:table-cell table:style-name="ce3"/>
          <table:table-cell office:value-type="string" table:style-name="ce13">
            <text:p>2/S3</text:p>
          </table:table-cell>
          <table:table-cell office:value-type="string" table:style-name="ce14">
            <text:p>N/A</text:p>
          </table:table-cell>
          <table:table-cell office:value-type="float" office:value="10454" table:style-name="ce17">
            <text:p>10454</text:p>
          </table:table-cell>
          <table:table-cell office:value-type="float" office:value="20" table:style-name="ce18">
            <text:p>20</text:p>
          </table:table-cell>
          <table:table-cell office:value-type="float" office:value="17" table:style-name="ce18">
            <text:p>17</text:p>
          </table:table-cell>
          <table:table-cell office:value-type="float" office:value="26" table:style-name="ce18">
            <text:p>26</text:p>
          </table:table-cell>
          <table:table-cell office:value-type="float" office:value="10" table:style-name="ce18">
            <text:p>10</text:p>
          </table:table-cell>
          <table:table-cell office:value-type="float" office:value="9" table:style-name="ce18">
            <text:p>9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005" table:style-name="ce17">
            <text:p>10005</text:p>
          </table:table-cell>
          <table:table-cell office:value-type="float" office:value="63460" table:style-name="ce18">
            <text:p>63460</text:p>
          </table:table-cell>
          <table:table-cell office:value-type="float" office:value="63935" table:style-name="ce18">
            <text:p>63935</text:p>
          </table:table-cell>
          <table:table-cell office:value-type="float" office:value="82173" table:style-name="ce18">
            <text:p>82173</text:p>
          </table:table-cell>
          <table:table-cell office:value-type="float" office:value="268059" table:style-name="ce18">
            <text:p>268059</text:p>
          </table:table-cell>
          <table:table-cell office:value-type="float" office:value="121379" table:style-name="ce18">
            <text:p>121379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005" table:style-name="ce17">
            <text:p>10005</text:p>
          </table:table-cell>
          <table:table-cell office:value-type="float" office:value="11.531833333333299" table:style-name="ce18">
            <text:p>11.53183333</text:p>
          </table:table-cell>
          <table:table-cell office:value-type="float" office:value="10.7095555555555" table:style-name="ce39">
            <text:p>10.70955556</text:p>
          </table:table-cell>
          <table:table-cell office:value-type="float" office:value="12.023999999999999" table:style-name="ce39">
            <text:p>12.024</text:p>
          </table:table-cell>
          <table:table-cell office:value-type="float" office:value="63.555499999999903" table:style-name="ce18">
            <text:p>63.5555</text:p>
          </table:table-cell>
          <table:table-cell office:value-type="float" office:value="29.255500000000001" table:style-name="ce18">
            <text:p>29.2555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005" table:style-name="ce17">
            <text:p>10005</text:p>
          </table:table-cell>
          <table:table-cell office:value-type="float" office:value="19" table:style-name="ce18">
            <text:p>19</text:p>
          </table:table-cell>
          <table:table-cell office:value-type="float" office:value="21" table:style-name="ce39">
            <text:p>21</text:p>
          </table:table-cell>
          <table:table-cell office:value-type="float" office:value="18" table:style-name="ce39">
            <text:p>18</text:p>
          </table:table-cell>
          <table:table-cell office:value-type="float" office:value="7" table:style-name="ce18">
            <text:p>7</text:p>
          </table:table-cell>
          <table:table-cell office:value-type="float" office:value="19" table:style-name="ce18">
            <text:p>19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017" table:style-name="ce17">
            <text:p>10017</text:p>
          </table:table-cell>
          <table:table-cell office:value-type="float" office:value="29464" table:style-name="ce18">
            <text:p>29464</text:p>
          </table:table-cell>
          <table:table-cell office:value-type="float" office:value="29646" table:style-name="ce18">
            <text:p>29646</text:p>
          </table:table-cell>
          <table:table-cell office:value-type="float" office:value="35788" table:style-name="ce18">
            <text:p>35788</text:p>
          </table:table-cell>
          <table:table-cell office:value-type="float" office:value="55956" table:style-name="ce18">
            <text:p>55956</text:p>
          </table:table-cell>
          <table:table-cell office:value-type="float" office:value="38041" table:style-name="ce18">
            <text:p>38041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017" table:style-name="ce17">
            <text:p>10017</text:p>
          </table:table-cell>
          <table:table-cell office:value-type="float" office:value="0.23833333333333301" table:style-name="ce18">
            <text:p>0.238333333</text:p>
          </table:table-cell>
          <table:table-cell office:value-type="float" office:value="0.27483333333333299" table:style-name="ce18">
            <text:p>0.274833333</text:p>
          </table:table-cell>
          <table:table-cell office:value-type="float" office:value="0.32444444444444398" table:style-name="ce18">
            <text:p>0.324444444</text:p>
          </table:table-cell>
          <table:table-cell office:value-type="float" office:value="0.56138888888888805" table:style-name="ce18">
            <text:p>0.561388889</text:p>
          </table:table-cell>
          <table:table-cell office:value-type="float" office:value="0.39522222222222197" table:style-name="ce18">
            <text:p>0.395222222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017" table:style-name="ce17">
            <text:p>10017</text:p>
          </table:table-cell>
          <table:table-cell office:value-type="float" office:value="18" table:style-name="ce18">
            <text:p>18</text:p>
          </table:table-cell>
          <table:table-cell office:value-type="float" office:value="21" table:style-name="ce18">
            <text:p>21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20" table:style-name="ce18">
            <text:p>20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float" office:value="3" table:style-name="ce13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0057" table:style-name="ce17">
            <text:p>10057</text:p>
          </table:table-cell>
          <table:table-cell office:value-type="float" office:value="26880" table:style-name="ce18">
            <text:p>26880</text:p>
          </table:table-cell>
          <table:table-cell office:value-type="float" office:value="26880" table:style-name="ce18">
            <text:p>26880</text:p>
          </table:table-cell>
          <table:table-cell office:value-type="float" office:value="44232" table:style-name="ce18">
            <text:p>44232</text:p>
          </table:table-cell>
          <table:table-cell office:value-type="float" office:value="44232" table:style-name="ce18">
            <text:p>44232</text:p>
          </table:table-cell>
          <table:table-cell office:value-type="float" office:value="21746" table:style-name="ce18">
            <text:p>21746</text:p>
          </table:table-cell>
          <table:table-cell table:style-name="ce3"/>
          <table:table-cell office:value-type="float" office:value="3" table:style-name="ce13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0057" table:style-name="ce17">
            <text:p>10057</text:p>
          </table:table-cell>
          <table:table-cell office:value-type="float" office:value="0.60499999999999998" table:style-name="ce18">
            <text:p>0.605</text:p>
          </table:table-cell>
          <table:table-cell office:value-type="float" office:value="0.53444444444444394" table:style-name="ce18">
            <text:p>0.534444444</text:p>
          </table:table-cell>
          <table:table-cell office:value-type="float" office:value="0.205777777777777" table:style-name="ce18">
            <text:p>0.205777778</text:p>
          </table:table-cell>
          <table:table-cell office:value-type="float" office:value="1.6972777777777699" table:style-name="ce18">
            <text:p>1.697277778</text:p>
          </table:table-cell>
          <table:table-cell office:value-type="float" office:value="0.65522222222222204" table:style-name="ce18">
            <text:p>0.655222222</text:p>
          </table:table-cell>
          <table:table-cell table:style-name="ce3"/>
          <table:table-cell office:value-type="float" office:value="3" table:style-name="ce13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0057" table:style-name="ce17">
            <text:p>10057</text:p>
          </table:table-cell>
          <table:table-cell office:value-type="float" office:value="19" table:style-name="ce18">
            <text:p>19</text:p>
          </table:table-cell>
          <table:table-cell office:value-type="float" office:value="16" table:style-name="ce18">
            <text:p>16</text:p>
          </table:table-cell>
          <table:table-cell office:value-type="float" office:value="19" table:style-name="ce18">
            <text:p>19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8">
            <text:p>13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3/S4</text:p>
          </table:table-cell>
          <table:table-cell office:value-type="float" office:value="24" table:style-name="ce14">
            <text:p>24</text:p>
          </table:table-cell>
          <table:table-cell office:value-type="float" office:value="10057" table:style-name="ce17">
            <text:p>10057</text:p>
          </table:table-cell>
          <table:table-cell office:value-type="float" office:value="26880" table:style-name="ce18">
            <text:p>26880</text:p>
          </table:table-cell>
          <table:table-cell office:value-type="float" office:value="25703" table:style-name="ce18">
            <text:p>25703</text:p>
          </table:table-cell>
          <table:table-cell office:value-type="float" office:value="25073" table:style-name="ce18">
            <text:p>25073</text:p>
          </table:table-cell>
          <table:table-cell office:value-type="float" office:value="38244" table:style-name="ce18">
            <text:p>38244</text:p>
          </table:table-cell>
          <table:table-cell office:value-type="float" office:value="23383" table:style-name="ce18">
            <text:p>23383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24" table:style-name="ce14">
            <text:p>24</text:p>
          </table:table-cell>
          <table:table-cell office:value-type="float" office:value="10057" table:style-name="ce17">
            <text:p>10057</text:p>
          </table:table-cell>
          <table:table-cell office:value-type="float" office:value="0.60499999999999998" table:style-name="ce18">
            <text:p>0.605</text:p>
          </table:table-cell>
          <table:table-cell office:value-type="float" office:value="0.21722222222222201" table:style-name="ce18">
            <text:p>0.217222222</text:p>
          </table:table-cell>
          <table:table-cell office:value-type="float" office:value="0.37622222222222201" table:style-name="ce18">
            <text:p>0.376222222</text:p>
          </table:table-cell>
          <table:table-cell office:value-type="float" office:value="0.43688888888888799" table:style-name="ce18">
            <text:p>0.436888889</text:p>
          </table:table-cell>
          <table:table-cell office:value-type="float" office:value="0.19811111111111099" table:style-name="ce18">
            <text:p>0.198111111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24" table:style-name="ce14">
            <text:p>24</text:p>
          </table:table-cell>
          <table:table-cell office:value-type="float" office:value="10057" table:style-name="ce17">
            <text:p>10057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0" table:style-name="ce18">
            <text:p>20</text:p>
          </table:table-cell>
          <table:table-cell office:value-type="float" office:value="23" table:style-name="ce18">
            <text:p>23</text:p>
          </table:table-cell>
          <table:table-cell office:value-type="float" office:value="20" table:style-name="ce18">
            <text:p>20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454" table:style-name="ce17">
            <text:p>10454</text:p>
          </table:table-cell>
          <table:table-cell office:value-type="float" office:value="8960" table:style-name="ce18">
            <text:p>8960</text:p>
          </table:table-cell>
          <table:table-cell office:value-type="float" office:value="8664" table:style-name="ce18">
            <text:p>8664</text:p>
          </table:table-cell>
          <table:table-cell office:value-type="float" office:value="16629" table:style-name="ce18">
            <text:p>16629</text:p>
          </table:table-cell>
          <table:table-cell office:value-type="float" office:value="63151" table:style-name="ce18">
            <text:p>63151</text:p>
          </table:table-cell>
          <table:table-cell office:value-type="float" office:value="6944" table:style-name="ce18">
            <text:p>6944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454" table:style-name="ce17">
            <text:p>10454</text:p>
          </table:table-cell>
          <table:table-cell office:value-type="float" office:value="0.26349999999999901" table:style-name="ce18">
            <text:p>0.2635</text:p>
          </table:table-cell>
          <table:table-cell office:value-type="float" office:value="2.4793333333333298" table:style-name="ce18">
            <text:p>2.479333333</text:p>
          </table:table-cell>
          <table:table-cell office:value-type="float" office:value="2.3788888888888802" table:style-name="ce18">
            <text:p>2.378888889</text:p>
          </table:table-cell>
          <table:table-cell office:value-type="float" office:value="33.011666666666599" table:style-name="ce18">
            <text:p>33.01166667</text:p>
          </table:table-cell>
          <table:table-cell office:value-type="float" office:value="2.3778333333333301" table:style-name="ce18">
            <text:p>2.377833333</text:p>
          </table:table-cell>
          <table:table-cell table:style-name="ce3"/>
          <table:table-cell office:value-type="string" table:style-name="ce13">
            <text:p>3/S4</text:p>
          </table:table-cell>
          <table:table-cell office:value-type="float" office:value="16" table:style-name="ce14">
            <text:p>16</text:p>
          </table:table-cell>
          <table:table-cell office:value-type="float" office:value="10454" table:style-name="ce17">
            <text:p>10454</text:p>
          </table:table-cell>
          <table:table-cell office:value-type="float" office:value="23" table:style-name="ce18">
            <text:p>23</text:p>
          </table:table-cell>
          <table:table-cell office:value-type="float" office:value="25" table:style-name="ce18">
            <text:p>25</text:p>
          </table:table-cell>
          <table:table-cell office:value-type="float" office:value="27" table:style-name="ce18">
            <text:p>27</text:p>
          </table:table-cell>
          <table:table-cell office:value-type="float" office:value="6" table:style-name="ce18">
            <text:p>6</text:p>
          </table:table-cell>
          <table:table-cell office:value-type="float" office:value="26" table:style-name="ce18">
            <text:p>26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05" table:style-name="ce17">
            <text:p>10005</text:p>
          </table:table-cell>
          <table:table-cell office:value-type="float" office:value="63460" table:style-name="ce18">
            <text:p>63460</text:p>
          </table:table-cell>
          <table:table-cell office:value-type="float" office:value="63935" table:style-name="ce18">
            <text:p>63935</text:p>
          </table:table-cell>
          <table:table-cell office:value-type="float" office:value="104557" table:style-name="ce18">
            <text:p>104557</text:p>
          </table:table-cell>
          <table:table-cell office:value-type="float" office:value="273588" table:style-name="ce18">
            <text:p>273588</text:p>
          </table:table-cell>
          <table:table-cell office:value-type="float" office:value="125408" table:style-name="ce18">
            <text:p>125408</text:p>
          </table:table-cell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05" table:style-name="ce17">
            <text:p>10005</text:p>
          </table:table-cell>
          <table:table-cell office:value-type="float" office:value="13.319388888888801" table:style-name="ce18">
            <text:p>13.31938889</text:p>
          </table:table-cell>
          <table:table-cell office:value-type="float" office:value="8.5488333333333308" table:style-name="ce18">
            <text:p>8.548833333</text:p>
          </table:table-cell>
          <table:table-cell office:value-type="float" office:value="17.4261666666666" table:style-name="ce18">
            <text:p>17.42616667</text:p>
          </table:table-cell>
          <table:table-cell office:value-type="float" office:value="243.356666666666" table:style-name="ce18">
            <text:p>243.3566667</text:p>
          </table:table-cell>
          <table:table-cell office:value-type="float" office:value="53.795999999999999" table:style-name="ce18">
            <text:p>53.796</text:p>
          </table:table-cell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05" table:style-name="ce17">
            <text:p>10005</text:p>
          </table:table-cell>
          <table:table-cell office:value-type="float" office:value="20" table:style-name="ce18">
            <text:p>20</text:p>
          </table:table-cell>
          <table:table-cell office:value-type="float" office:value="20" table:style-name="ce18">
            <text:p>20</text:p>
          </table:table-cell>
          <table:table-cell office:value-type="float" office:value="19" table:style-name="ce18">
            <text:p>19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17" table:style-name="ce17">
            <text:p>10017</text:p>
          </table:table-cell>
          <table:table-cell office:value-type="float" office:value="29464" table:style-name="ce18">
            <text:p>29464</text:p>
          </table:table-cell>
          <table:table-cell office:value-type="float" office:value="29646" table:style-name="ce18">
            <text:p>29646</text:p>
          </table:table-cell>
          <table:table-cell office:value-type="float" office:value="33405" table:style-name="ce18">
            <text:p>33405</text:p>
          </table:table-cell>
          <table:table-cell office:value-type="float" office:value="54213" table:style-name="ce18">
            <text:p>54213</text:p>
          </table:table-cell>
          <table:table-cell office:value-type="float" office:value="38328" table:style-name="ce18">
            <text:p>38328</text:p>
          </table:table-cell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17" table:style-name="ce17">
            <text:p>10017</text:p>
          </table:table-cell>
          <table:table-cell office:value-type="float" office:value="0.23755555555555499" table:style-name="ce18">
            <text:p>0.237555556</text:p>
          </table:table-cell>
          <table:table-cell office:value-type="float" office:value="0.29205555555555501" table:style-name="ce18">
            <text:p>0.292055556</text:p>
          </table:table-cell>
          <table:table-cell office:value-type="float" office:value="0.29794444444444401" table:style-name="ce18">
            <text:p>0.297944444</text:p>
          </table:table-cell>
          <table:table-cell office:value-type="float" office:value="0.62722222222222201" table:style-name="ce18">
            <text:p>0.627222222</text:p>
          </table:table-cell>
          <table:table-cell office:value-type="float" office:value="0.39777777777777701" table:style-name="ce18">
            <text:p>0.397777778</text:p>
          </table:table-cell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17" table:style-name="ce17">
            <text:p>10017</text:p>
          </table:table-cell>
          <table:table-cell office:value-type="float" office:value="17" table:style-name="ce18">
            <text:p>17</text:p>
          </table:table-cell>
          <table:table-cell office:value-type="float" office:value="21" table:style-name="ce18">
            <text:p>21</text:p>
          </table:table-cell>
          <table:table-cell office:value-type="float" office:value="18" table:style-name="ce18">
            <text:p>18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57" table:style-name="ce17">
            <text:p>10057</text:p>
          </table:table-cell>
          <table:table-cell office:value-type="float" office:value="26880" table:style-name="ce18">
            <text:p>26880</text:p>
          </table:table-cell>
          <table:table-cell office:value-type="float" office:value="25703" table:style-name="ce18">
            <text:p>25703</text:p>
          </table:table-cell>
          <table:table-cell office:value-type="float" office:value="25073" table:style-name="ce18">
            <text:p>25073</text:p>
          </table:table-cell>
          <table:table-cell office:value-type="float" office:value="38244" table:style-name="ce18">
            <text:p>38244</text:p>
          </table:table-cell>
          <table:table-cell office:value-type="float" office:value="23383" table:style-name="ce18">
            <text:p>23383</text:p>
          </table:table-cell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57" table:style-name="ce17">
            <text:p>10057</text:p>
          </table:table-cell>
          <table:table-cell office:value-type="float" office:value="0.74933333333333296" table:style-name="ce19">
            <text:p>0.749333333</text:p>
          </table:table-cell>
          <table:table-cell office:value-type="float" office:value="0.203666666666666" table:style-name="ce19">
            <text:p>0.203666667</text:p>
          </table:table-cell>
          <table:table-cell office:value-type="float" office:value="0.247611111111111" table:style-name="ce19">
            <text:p>0.247611111</text:p>
          </table:table-cell>
          <table:table-cell office:value-type="float" office:value="0.44177777777777699" table:style-name="ce19">
            <text:p>0.441777778</text:p>
          </table:table-cell>
          <table:table-cell office:value-type="float" office:value="0.26983333333333298" table:style-name="ce19">
            <text:p>0.269833333</text:p>
          </table:table-cell>
          <table:table-cell table:style-name="ce3"/>
          <table:table-cell office:value-type="string" table:style-name="ce13">
            <text:p>4/S5</text:p>
          </table:table-cell>
          <table:table-cell office:value-type="float" office:value="16" table:style-name="ce14">
            <text:p>16</text:p>
          </table:table-cell>
          <table:table-cell office:value-type="float" office:value="10057" table:style-name="ce17">
            <text:p>10057</text:p>
          </table:table-cell>
          <table:table-cell office:value-type="float" office:value="19" table:style-name="ce19">
            <text:p>19</text:p>
          </table:table-cell>
          <table:table-cell office:value-type="float" office:value="18" table:style-name="ce19">
            <text:p>18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7" table:style-name="ce19">
            <text:p>17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float" office:value="4" table:style-name="ce13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0454" table:style-name="ce17">
            <text:p>10454</text:p>
          </table:table-cell>
          <table:table-cell office:value-type="float" office:value="8960" table:style-name="ce18">
            <text:p>8960</text:p>
          </table:table-cell>
          <table:table-cell office:value-type="float" office:value="8664" table:style-name="ce18">
            <text:p>8664</text:p>
          </table:table-cell>
          <table:table-cell office:value-type="float" office:value="678" table:style-name="ce18">
            <text:p>678</text:p>
          </table:table-cell>
          <table:table-cell office:value-type="float" office:value="102845" table:style-name="ce18">
            <text:p>102845</text:p>
          </table:table-cell>
          <table:table-cell office:value-type="float" office:value="6465" table:style-name="ce18">
            <text:p>6465</text:p>
          </table:table-cell>
          <table:table-cell table:style-name="ce3"/>
          <table:table-cell office:value-type="float" office:value="4" table:style-name="ce13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0454" table:style-name="ce17">
            <text:p>10454</text:p>
          </table:table-cell>
          <table:table-cell office:value-type="float" office:value="0.24911111111111101" table:style-name="ce18">
            <text:p>0.249111111</text:p>
          </table:table-cell>
          <table:table-cell office:value-type="float" office:value="3.0484444444444398" table:style-name="ce40">
            <text:p>3.048444444</text:p>
          </table:table-cell>
          <table:table-cell office:value-type="float" office:value="0.511388888888888" table:style-name="ce40">
            <text:p>0.511388889</text:p>
          </table:table-cell>
          <table:table-cell office:value-type="float" office:value="53.093833333333301" table:style-name="ce40">
            <text:p>53.09383333</text:p>
          </table:table-cell>
          <table:table-cell office:value-type="float" office:value="4.7356111111111101" table:style-name="ce40">
            <text:p>4.735611111</text:p>
          </table:table-cell>
          <table:table-cell table:style-name="ce3"/>
          <table:table-cell office:value-type="float" office:value="4" table:style-name="ce13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0454" table:style-name="ce17">
            <text:p>10454</text:p>
          </table:table-cell>
          <table:table-cell office:value-type="float" office:value="23" table:style-name="ce18">
            <text:p>23</text:p>
          </table:table-cell>
          <table:table-cell office:value-type="float" office:value="17" table:style-name="ce40">
            <text:p>17</text:p>
          </table:table-cell>
          <table:table-cell office:value-type="float" office:value="12" table:style-name="ce40">
            <text:p>12</text:p>
          </table:table-cell>
          <table:table-cell office:value-type="float" office:value="11" table:style-name="ce40">
            <text:p>11</text:p>
          </table:table-cell>
          <table:table-cell office:value-type="float" office:value="24" table:style-name="ce40">
            <text:p>24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20">
            <text:p>4/S5</text:p>
          </table:table-cell>
          <table:table-cell office:value-type="float" office:value="16" table:style-name="ce21">
            <text:p>16</text:p>
          </table:table-cell>
          <table:table-cell office:value-type="float" office:value="10454" table:style-name="ce22">
            <text:p>10454</text:p>
          </table:table-cell>
          <table:table-cell office:value-type="float" office:value="8960" table:style-name="ce19">
            <text:p>8960</text:p>
          </table:table-cell>
          <table:table-cell office:value-type="float" office:value="8688" table:style-name="ce19">
            <text:p>8688</text:p>
          </table:table-cell>
          <table:table-cell office:value-type="float" office:value="14656" table:style-name="ce19">
            <text:p>14656</text:p>
          </table:table-cell>
          <table:table-cell office:value-type="float" office:value="120896" table:style-name="ce19">
            <text:p>120896</text:p>
          </table:table-cell>
          <table:table-cell office:value-type="float" office:value="33676" table:style-name="ce19">
            <text:p>33676</text:p>
          </table:table-cell>
          <table:table-cell table:style-name="ce3"/>
          <table:table-cell office:value-type="string" table:style-name="ce20">
            <text:p>4/S5</text:p>
          </table:table-cell>
          <table:table-cell office:value-type="float" office:value="16" table:style-name="ce21">
            <text:p>16</text:p>
          </table:table-cell>
          <table:table-cell office:value-type="float" office:value="10454" table:style-name="ce22">
            <text:p>10454</text:p>
          </table:table-cell>
          <table:table-cell office:value-type="float" office:value="0.24911111111111101" table:style-name="ce19">
            <text:p>0.249111111</text:p>
          </table:table-cell>
          <table:table-cell office:value-type="float" office:value="1.1121111111111099" table:style-name="ce19">
            <text:p>1.112111111</text:p>
          </table:table-cell>
          <table:table-cell office:value-type="float" office:value="1.31955555555555" table:style-name="ce19">
            <text:p>1.319555556</text:p>
          </table:table-cell>
          <table:table-cell office:value-type="float" office:value="150.75083333333299" table:style-name="ce19">
            <text:p>150.7508333</text:p>
          </table:table-cell>
          <table:table-cell office:value-type="float" office:value="20.561777777777699" table:style-name="ce19">
            <text:p>20.56177778</text:p>
          </table:table-cell>
          <table:table-cell table:style-name="ce3"/>
          <table:table-cell office:value-type="string" table:style-name="ce20">
            <text:p>4/S5</text:p>
          </table:table-cell>
          <table:table-cell office:value-type="float" office:value="16" table:style-name="ce21">
            <text:p>16</text:p>
          </table:table-cell>
          <table:table-cell office:value-type="float" office:value="10454" table:style-name="ce22">
            <text:p>10454</text:p>
          </table:table-cell>
          <table:table-cell office:value-type="float" office:value="23" table:style-name="ce19">
            <text:p>23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7" table:style-name="ce19">
            <text:p>7</text:p>
          </table:table-cell>
          <table:table-cell office:value-type="float" office:value="22" table:style-name="ce19">
            <text:p>22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10005-&gt;10057</text:p>
          </table:table-cell>
          <table:table-cell office:value-type="float" office:value="26880" table:style-name="ce25">
            <text:p>26880</text:p>
          </table:table-cell>
          <table:table-cell office:value-type="float" office:value="26880" table:style-name="ce25">
            <text:p>26880</text:p>
          </table:table-cell>
          <table:table-cell office:value-type="float" office:value="27989" table:style-name="ce25">
            <text:p>27989</text:p>
          </table:table-cell>
          <table:table-cell office:value-type="float" office:value="46179" table:style-name="ce25">
            <text:p>46179</text:p>
          </table:table-cell>
          <table:table-cell office:value-type="float" office:value="32541" table:style-name="ce25">
            <text:p>32541</text:p>
          </table:table-cell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5">
            <text:p>10005-&gt;10057</text:p>
          </table:table-cell>
          <table:table-cell office:value-type="float" office:value="0.54488888888888798" table:style-name="ce25">
            <text:p>0.544888889</text:p>
          </table:table-cell>
          <table:table-cell office:value-type="float" office:value="0.260277777777777" table:style-name="ce25">
            <text:p>0.260277778</text:p>
          </table:table-cell>
          <table:table-cell office:value-type="float" office:value="0.25266666666666598" table:style-name="ce25">
            <text:p>0.252666667</text:p>
          </table:table-cell>
          <table:table-cell office:value-type="float" office:value="0.53911111111111099" table:style-name="ce25">
            <text:p>0.539111111</text:p>
          </table:table-cell>
          <table:table-cell office:value-type="float" office:value="0.23461111111111099" table:style-name="ce25">
            <text:p>0.234611111</text:p>
          </table:table-cell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5">
            <text:p>10005-&gt;10057</text:p>
          </table:table-cell>
          <table:table-cell office:value-type="float" office:value="16" table:style-name="ce25">
            <text:p>16</text:p>
          </table:table-cell>
          <table:table-cell office:value-type="float" office:value="21" table:style-name="ce25">
            <text:p>21</text:p>
          </table:table-cell>
          <table:table-cell office:value-type="float" office:value="19" table:style-name="ce25">
            <text:p>19</text:p>
          </table:table-cell>
          <table:table-cell office:value-type="float" office:value="18" table:style-name="ce25">
            <text:p>18</text:p>
          </table:table-cell>
          <table:table-cell office:value-type="float" office:value="16" table:style-name="ce25">
            <text:p>16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10017-&gt;10057</text:p>
          </table:table-cell>
          <table:table-cell office:value-type="float" office:value="26880" table:style-name="ce25">
            <text:p>26880</text:p>
          </table:table-cell>
          <table:table-cell office:value-type="float" office:value="26880" table:style-name="ce25">
            <text:p>26880</text:p>
          </table:table-cell>
          <table:table-cell office:value-type="float" office:value="33730" table:style-name="ce25">
            <text:p>33730</text:p>
          </table:table-cell>
          <table:table-cell office:value-type="float" office:value="60381" table:style-name="ce25">
            <text:p>60381</text:p>
          </table:table-cell>
          <table:table-cell office:value-type="float" office:value="29495" table:style-name="ce25">
            <text:p>29495</text:p>
          </table:table-cell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5">
            <text:p>10017-&gt;10057</text:p>
          </table:table-cell>
          <table:table-cell office:value-type="float" office:value="0.69961111111111096" table:style-name="ce25">
            <text:p>0.699611111</text:p>
          </table:table-cell>
          <table:table-cell office:value-type="float" office:value="0.56238888888888805" table:style-name="ce25">
            <text:p>0.562388889</text:p>
          </table:table-cell>
          <table:table-cell office:value-type="float" office:value="0.569888888888888" table:style-name="ce25">
            <text:p>0.569888889</text:p>
          </table:table-cell>
          <table:table-cell office:value-type="float" office:value="2.1179999999999999" table:style-name="ce25">
            <text:p>2.118</text:p>
          </table:table-cell>
          <table:table-cell office:value-type="float" office:value="0.44022222222222201" table:style-name="ce25">
            <text:p>0.440222222</text:p>
          </table:table-cell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5">
            <text:p>10017-&gt;10057</text:p>
          </table:table-cell>
          <table:table-cell office:value-type="float" office:value="17" table:style-name="ce25">
            <text:p>17</text:p>
          </table:table-cell>
          <table:table-cell office:value-type="float" office:value="18" table:style-name="ce25">
            <text:p>18</text:p>
          </table:table-cell>
          <table:table-cell office:value-type="float" office:value="17" table:style-name="ce25">
            <text:p>17</text:p>
          </table:table-cell>
          <table:table-cell office:value-type="float" office:value="15" table:style-name="ce25">
            <text:p>15</text:p>
          </table:table-cell>
          <table:table-cell office:value-type="float" office:value="19" table:style-name="ce25">
            <text:p>19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4">
            <text:p>10454-&gt;10057</text:p>
          </table:table-cell>
          <table:table-cell office:value-type="float" office:value="26880" table:style-name="ce25">
            <text:p>26880</text:p>
          </table:table-cell>
          <table:table-cell office:value-type="float" office:value="26880" table:style-name="ce25">
            <text:p>26880</text:p>
          </table:table-cell>
          <table:table-cell office:value-type="float" office:value="30219" table:style-name="ce25">
            <text:p>30219</text:p>
          </table:table-cell>
          <table:table-cell office:value-type="float" office:value="90209" table:style-name="ce25">
            <text:p>90209</text:p>
          </table:table-cell>
          <table:table-cell office:value-type="float" office:value="22120" table:style-name="ce25">
            <text:p>22120</text:p>
          </table:table-cell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5">
            <text:p>10454-&gt;10057</text:p>
          </table:table-cell>
          <table:table-cell office:value-type="float" office:value="0.72561111111111098" table:style-name="ce25">
            <text:p>0.725611111</text:p>
          </table:table-cell>
          <table:table-cell office:value-type="float" office:value="0.58394444444444404" table:style-name="ce25">
            <text:p>0.583944444</text:p>
          </table:table-cell>
          <table:table-cell office:value-type="float" office:value="0.73038888888888798" table:style-name="ce25">
            <text:p>0.730388889</text:p>
          </table:table-cell>
          <table:table-cell office:value-type="float" office:value="4.7111666666666601" table:style-name="ce25">
            <text:p>4.711166667</text:p>
          </table:table-cell>
          <table:table-cell office:value-type="float" office:value="0.27661111111111097" table:style-name="ce25">
            <text:p>0.276611111</text:p>
          </table:table-cell>
          <table:table-cell table:style-name="ce3"/>
          <table:table-cell office:value-type="string" table:style-name="ce23">
            <text:p>5/S6</text:p>
          </table:table-cell>
          <table:table-cell office:value-type="float" office:value="8" table:style-name="ce23">
            <text:p>8</text:p>
          </table:table-cell>
          <table:table-cell office:value-type="string" table:style-name="ce25">
            <text:p>10454-&gt;10057</text:p>
          </table:table-cell>
          <table:table-cell office:value-type="float" office:value="19" table:style-name="ce25">
            <text:p>19</text:p>
          </table:table-cell>
          <table:table-cell office:value-type="float" office:value="17" table:style-name="ce25">
            <text:p>17</text:p>
          </table:table-cell>
          <table:table-cell office:value-type="float" office:value="15" table:style-name="ce25">
            <text:p>15</text:p>
          </table:table-cell>
          <table:table-cell office:value-type="float" office:value="22" table:style-name="ce25">
            <text:p>22</text:p>
          </table:table-cell>
          <table:table-cell office:value-type="float" office:value="16" table:style-name="ce25">
            <text:p>16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26">
            <text:p>10005-&gt;10454</text:p>
          </table:table-cell>
          <table:table-cell office:value-type="float" office:value="8960" table:style-name="ce25">
            <text:p>8960</text:p>
          </table:table-cell>
          <table:table-cell office:value-type="float" office:value="8664" table:style-name="ce25">
            <text:p>8664</text:p>
          </table:table-cell>
          <table:table-cell office:value-type="float" office:value="14749" table:style-name="ce25">
            <text:p>14749</text:p>
          </table:table-cell>
          <table:table-cell office:value-type="float" office:value="117519" table:style-name="ce25">
            <text:p>117519</text:p>
          </table:table-cell>
          <table:table-cell office:value-type="float" office:value="12813" table:style-name="ce25">
            <text:p>12813</text:p>
          </table:table-cell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41">
            <text:p>10005-&gt;10454</text:p>
          </table:table-cell>
          <table:table-cell office:value-type="float" office:value="0.146722222222222" table:style-name="ce25">
            <text:p>0.146722222</text:p>
          </table:table-cell>
          <table:table-cell office:value-type="float" office:value="6.2222222222222197" table:style-name="ce25">
            <text:p>6.222222222</text:p>
          </table:table-cell>
          <table:table-cell office:value-type="float" office:value="4.2899444444444397" table:style-name="ce25">
            <text:p>4.289944444</text:p>
          </table:table-cell>
          <table:table-cell office:value-type="float" office:value="66.7766666666666" table:style-name="ce25">
            <text:p>66.77666667</text:p>
          </table:table-cell>
          <table:table-cell office:value-type="float" office:value="8.5393888888888796" table:style-name="ce25">
            <text:p>8.539388889</text:p>
          </table:table-cell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41">
            <text:p>10005-&gt;10454</text:p>
          </table:table-cell>
          <table:table-cell office:value-type="float" office:value="17" table:style-name="ce25">
            <text:p>17</text:p>
          </table:table-cell>
          <table:table-cell office:value-type="float" office:value="12" table:style-name="ce25">
            <text:p>12</text:p>
          </table:table-cell>
          <table:table-cell office:value-type="float" office:value="18" table:style-name="ce25">
            <text:p>18</text:p>
          </table:table-cell>
          <table:table-cell office:value-type="float" office:value="11" table:style-name="ce25">
            <text:p>11</text:p>
          </table:table-cell>
          <table:table-cell office:value-type="float" office:value="13" table:style-name="ce25">
            <text:p>13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42">
            <text:p>S7</text:p>
          </table:table-cell>
          <table:table-cell office:value-type="float" office:value="8" table:style-name="ce42">
            <text:p>8</text:p>
          </table:table-cell>
          <table:table-cell office:value-type="string" table:style-name="ce41">
            <text:p>10017-&gt;10454</text:p>
          </table:table-cell>
          <table:table-cell office:value-type="float" office:value="8960" table:style-name="ce25">
            <text:p>8960</text:p>
          </table:table-cell>
          <table:table-cell office:value-type="float" office:value="6648" table:style-name="ce25">
            <text:p>6648</text:p>
          </table:table-cell>
          <table:table-cell office:value-type="float" office:value="14578" table:style-name="ce25">
            <text:p>14578</text:p>
          </table:table-cell>
          <table:table-cell office:value-type="float" office:value="127007" table:style-name="ce25">
            <text:p>127007</text:p>
          </table:table-cell>
          <table:table-cell office:value-type="float" office:value="22620" table:style-name="ce25">
            <text:p>22620</text:p>
          </table:table-cell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41">
            <text:p>10017-&gt;10454</text:p>
          </table:table-cell>
          <table:table-cell office:value-type="float" office:value="0.142222222222222" table:style-name="ce25">
            <text:p>0.142222222</text:p>
          </table:table-cell>
          <table:table-cell office:value-type="float" office:value="21.864833333333301" table:style-name="ce25">
            <text:p>21.86483333</text:p>
          </table:table-cell>
          <table:table-cell office:value-type="float" office:value="30.656277777777699" table:style-name="ce25">
            <text:p>30.65627778</text:p>
          </table:table-cell>
          <table:table-cell office:value-type="float" office:value="96.142499999999998" table:style-name="ce25">
            <text:p>96.1425</text:p>
          </table:table-cell>
          <table:table-cell office:value-type="float" office:value="72.486666666666594" table:style-name="ce25">
            <text:p>72.48666667</text:p>
          </table:table-cell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41">
            <text:p>10017-&gt;10454</text:p>
          </table:table-cell>
          <table:table-cell office:value-type="float" office:value="16" table:style-name="ce25">
            <text:p>16</text:p>
          </table:table-cell>
          <table:table-cell office:value-type="float" office:value="13" table:style-name="ce25">
            <text:p>13</text:p>
          </table:table-cell>
          <table:table-cell office:value-type="float" office:value="15" table:style-name="ce25">
            <text:p>15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5">
            <text:p>14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26">
            <text:p>10057-&gt;10454</text:p>
          </table:table-cell>
          <table:table-cell office:value-type="float" office:value="8960" table:style-name="ce25">
            <text:p>8960</text:p>
          </table:table-cell>
          <table:table-cell office:value-type="float" office:value="8688" table:style-name="ce25">
            <text:p>8688</text:p>
          </table:table-cell>
          <table:table-cell office:value-type="float" office:value="11401" table:style-name="ce25">
            <text:p>11401</text:p>
          </table:table-cell>
          <table:table-cell office:value-type="float" office:value="87285" table:style-name="ce25">
            <text:p>87285</text:p>
          </table:table-cell>
          <table:table-cell office:value-type="float" office:value="22368" table:style-name="ce25">
            <text:p>22368</text:p>
          </table:table-cell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41">
            <text:p>10057-&gt;10454</text:p>
          </table:table-cell>
          <table:table-cell office:value-type="float" office:value="0.145222222222222" table:style-name="ce25">
            <text:p>0.145222222</text:p>
          </table:table-cell>
          <table:table-cell office:value-type="float" office:value="7.8071111111111096" table:style-name="ce25">
            <text:p>7.807111111</text:p>
          </table:table-cell>
          <table:table-cell office:value-type="float" office:value="9.1078888888888798" table:style-name="ce25">
            <text:p>9.107888889</text:p>
          </table:table-cell>
          <table:table-cell office:value-type="float" office:value="35.623833333333302" table:style-name="ce25">
            <text:p>35.62383333</text:p>
          </table:table-cell>
          <table:table-cell office:value-type="float" office:value="30.126777777777701" table:style-name="ce25">
            <text:p>30.12677778</text:p>
          </table:table-cell>
          <table:table-cell table:style-name="ce3"/>
          <table:table-cell office:value-type="string" table:style-name="ce23">
            <text:p>S7</text:p>
          </table:table-cell>
          <table:table-cell office:value-type="float" office:value="8" table:style-name="ce23">
            <text:p>8</text:p>
          </table:table-cell>
          <table:table-cell office:value-type="string" table:style-name="ce41">
            <text:p>10057-&gt;10454</text:p>
          </table:table-cell>
          <table:table-cell office:value-type="float" office:value="18" table:style-name="ce25">
            <text:p>18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5">
            <text:p>15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number-columns-repeated="3" table:style-name="ce3"/>
          <table:table-cell office:value-type="string" table:style-name="ce4">
            <text:p>AVG</text:p>
          </table:table-cell>
          <table:table-cell office:value-type="float" office:value="28452.65" table:formula="of:=AVERAGE([.E4:.E23])" table:style-name="ce3">
            <text:p>28452.65</text:p>
          </table:table-cell>
          <table:table-cell office:value-type="float" office:value="28200.75" table:formula="of:=AVERAGE([.F4:.F23])" table:style-name="ce3">
            <text:p>28200.75</text:p>
          </table:table-cell>
          <table:table-cell office:value-type="float" office:value="37372.75" table:formula="of:=AVERAGE([.G4:.G23])" table:style-name="ce3">
            <text:p>37372.75</text:p>
          </table:table-cell>
          <table:table-cell office:value-type="float" office:value="92031.4" table:formula="of:=AVERAGE([.H4:.H23])" table:style-name="ce3">
            <text:p>92031.4</text:p>
          </table:table-cell>
          <table:table-cell office:value-type="float" office:value="50986.95" table:formula="of:=AVERAGE([.I4:.I23])" table:style-name="ce3">
            <text:p>50986.95</text:p>
          </table:table-cell>
          <table:table-cell table:number-columns-repeated="3" table:style-name="ce3"/>
          <table:table-cell office:value-type="string" table:style-name="ce4">
            <text:p>AVG</text:p>
          </table:table-cell>
          <table:table-cell office:value-type="float" office:value="2.5346638888888786" table:formula="of:=AVERAGE([.N4:.N23])" table:style-name="ce3">
            <text:p>2.534663889</text:p>
          </table:table-cell>
          <table:table-cell office:value-type="float" office:value="3.8406388888888836" table:formula="of:=AVERAGE([.O4:.O23])" table:style-name="ce3">
            <text:p>3.840638889</text:p>
          </table:table-cell>
          <table:table-cell office:value-type="float" office:value="5.7144777777777662" table:formula="of:=AVERAGE([.P4:.P23])" table:style-name="ce3">
            <text:p>5.714477778</text:p>
          </table:table-cell>
          <table:table-cell office:value-type="float" office:value="43.387874999999937" table:formula="of:=AVERAGE([.Q4:.Q23])" table:style-name="ce3">
            <text:p>43.387875</text:p>
          </table:table-cell>
          <table:table-cell office:value-type="float" office:value="16.341749999999983" table:formula="of:=AVERAGE([.R4:.R23])" table:style-name="ce3">
            <text:p>16.34175</text:p>
          </table:table-cell>
          <table:table-cell table:number-columns-repeated="3" table:style-name="ce3"/>
          <table:table-cell office:value-type="string" table:style-name="ce4">
            <text:p>AVG</text:p>
          </table:table-cell>
          <table:table-cell office:value-type="float" office:value="19" table:formula="of:=AVERAGE([.W4:.W23])" table:style-name="ce3">
            <text:p>19</text:p>
          </table:table-cell>
          <table:table-cell office:value-type="float" office:value="18.5" table:formula="of:=AVERAGE([.X4:.X23])" table:style-name="ce3">
            <text:p>18.5</text:p>
          </table:table-cell>
          <table:table-cell office:value-type="float" office:value="18.5" table:formula="of:=AVERAGE([.Y4:.Y23])" table:style-name="ce3">
            <text:p>18.5</text:p>
          </table:table-cell>
          <table:table-cell office:value-type="float" office:value="12.95" table:formula="of:=AVERAGE([.Z4:.Z23])" table:style-name="ce3">
            <text:p>12.95</text:p>
          </table:table-cell>
          <table:table-cell office:value-type="float" office:value="17.05" table:formula="of:=AVERAGE([.AA4:.AA23])" table:style-name="ce3">
            <text:p>17.05</text:p>
          </table:table-cell>
          <table:table-cell table:number-columns-repeated="4" table:style-name="ce3"/>
          <table:table-cell table:number-columns-repeated="16353"/>
        </table:table-row>
        <table:table-row table:style-name="ro1">
          <table:table-cell table:number-columns-repeated="3" table:style-name="ce3"/>
          <table:table-cell table:style-name="ce4"/>
          <table:table-cell table:number-columns-repeated="27" table:style-name="ce3"/>
          <table:table-cell table:number-columns-repeated="16353"/>
        </table:table-row>
        <table:table-row table:style-name="ro1">
          <table:table-cell table:number-columns-repeated="12" table:style-name="ce1"/>
          <table:table-cell office:value-type="string" table:style-name="ce2">
            <text:p>Success AVG</text:p>
          </table:table-cell>
          <table:table-cell office:value-type="float" office:value="2.9564183006535827" table:formula="of:=AVERAGE([.N4:.N20])" table:style-name="ce1">
            <text:p>2.956418301</text:p>
          </table:table-cell>
          <table:table-cell office:value-type="float" office:value="2.406977124183002" table:formula="of:=AVERAGE([.O4:.O20])" table:style-name="ce1">
            <text:p>2.406977124</text:p>
          </table:table-cell>
          <table:table-cell table:number-columns-repeated="16369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Cameron, Christopher</meta:initial-creator>
    <dc:creator>Cameron, Christopher</dc:creator>
    <meta:creation-date>2023-01-27T17:33:57Z</meta:creation-date>
    <dc:date>2023-03-11T22:08:55Z</dc:date>
  </office:meta>
</office:document-meta>
</file>